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b35" officeooo:paragraph-rsid="0016db35"/>
    </style:style>
    <style:style style:name="P2" style:family="paragraph" style:parent-style-name="Standard">
      <style:text-properties officeooo:rsid="00173f23" officeooo:paragraph-rsid="00173f23"/>
    </style:style>
    <style:style style:name="P3" style:family="paragraph" style:parent-style-name="Standard">
      <style:text-properties officeooo:rsid="001832d9" officeooo:paragraph-rsid="001832d9"/>
    </style:style>
    <style:style style:name="P4" style:family="paragraph" style:parent-style-name="Standard">
      <style:text-properties officeooo:rsid="00185e35" officeooo:paragraph-rsid="00185e35"/>
    </style:style>
    <style:style style:name="P5" style:family="paragraph" style:parent-style-name="Standard">
      <style:text-properties officeooo:rsid="00185e35" officeooo:paragraph-rsid="0016db35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9" style:family="paragraph" style:parent-style-name="Text_20_body" style:list-style-name="L4">
      <style:paragraph-properties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10" style:family="paragraph" style:parent-style-name="Text_20_body">
      <style:text-properties officeooo:rsid="00185e35" officeooo:paragraph-rsid="0016db35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15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Arial" fo:font-size="11.25pt" fo:letter-spacing="normal" fo:font-style="normal" fo:font-weight="normal"/>
    </style:style>
    <style:style style:name="P16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17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18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P19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333333" style:font-name="Arial" fo:font-size="11.25pt" fo:letter-spacing="normal" fo:font-style="normal" fo:font-weight="normal"/>
    </style:style>
    <style:style style:name="T1" style:family="text">
      <style:text-properties officeooo:rsid="00173f23"/>
    </style:style>
    <style:style style:name="T2" style:family="text">
      <style:text-properties officeooo:rsid="001832d9"/>
    </style:style>
    <style:style style:name="T3" style:family="text">
      <style:text-properties officeooo:rsid="00185e35"/>
    </style:style>
    <style:style style:name="T4" style:family="text">
      <style:text-properties officeooo:rsid="00189d49"/>
    </style:style>
    <style:style style:name="T5" style:family="text">
      <style:text-properties fo:font-variant="normal" fo:text-transform="none" fo:color="#333333" style:font-name="Arial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5">Damascus Shoarma</text:span></text:span></text:p>
      <text:list xml:id="list8268091914233803970" text:style-name="L1">
        <text:list-item>
          <text:p text:style-name="P12">Maak een project in Netbeans en noem dit project inzend1.</text:p>
        </text:list-item>
        <text:list-item>
          <text:p text:style-name="P16">De opdracht is het opzetten van een proefapplicatie voor een shoarmatent.</text:p>
        </text:list-item>
        <text:list-item>
          <text:p text:style-name="P16">Maak de volgende abstracte class: Persoon</text:p>
        </text:list-item>
        <text:list-item>
          <text:p text:style-name="P16">Maak de volgende classes: Personeel en Klant die zijn afgeleid van Persoon.</text:p>
        </text:list-item>
        <text:list-item>
          <text:p text:style-name="P16">Maak de volgende classes: Kok en Bezorger die zijn afgeleid van Personeel.</text:p>
        </text:list-item>
        <text:list-item>
          <text:p text:style-name="P6">Maak een testclass DamascusShoarma. DamascusShoarma is een demonstratie, met een main method.</text:p>
        </text:list-item>
      </text:list>
      <text:p text:style-name="P11">De volgende begrippen worden gebruikt: abstract, static, this, super<text:line-break/>De volgende instance-variabelen/class variabelen komen voor in het programma:</text:p>
      <text:list xml:id="list6404060067592770578" text:style-name="L2">
        <text:list-item>
          <text:p text:style-name="P13">String naam</text:p>
        </text:list-item>
        <text:list-item>
          <text:p text:style-name="P17">String adres</text:p>
        </text:list-item>
        <text:list-item>
          <text:p text:style-name="P17">String postcode</text:p>
        </text:list-item>
        <text:list-item>
          <text:p text:style-name="P17">String woonplaats</text:p>
        </text:list-item>
        <text:list-item>
          <text:p text:style-name="P17">boolean kookboek</text:p>
        </text:list-item>
        <text:list-item>
          <text:p text:style-name="P17">int aantalKoks</text:p>
        </text:list-item>
        <text:list-item>
          <text:p text:style-name="P17">boolean eigenBrommer</text:p>
        </text:list-item>
        <text:list-item>
          <text:p text:style-name="P17">int aantalBezorgers</text:p>
        </text:list-item>
        <text:list-item>
          <text:p text:style-name="P17">int sofinummer</text:p>
        </text:list-item>
        <text:list-item>
          <text:p text:style-name="P7">double salaris</text:p>
        </text:list-item>
      </text:list>
      <text:p text:style-name="P11">De volgende methods komen voor in het programma:</text:p>
      <text:list xml:id="list204000975420522657" text:style-name="L3">
        <text:list-item>
          <text:p text:style-name="P14">no-arg constructors en overloaded constructors voor alle instance variablen in een class</text:p>
        </text:list-item>
        <text:list-item>
          <text:p text:style-name="P18">getter en setter methods voor alle non static instance variabelen</text:p>
        </text:list-item>
        <text:list-item>
          <text:p text:style-name="P18">toString() om de gegevens van de class bezorger en kok in een string te zetten</text:p>
        </text:list-item>
        <text:list-item>
          <text:p text:style-name="P18">tevreden() [klant methode, die een tevreden tekst op het scherm zet]</text:p>
        </text:list-item>
        <text:list-item>
          <text:p text:style-name="P18">getAantalKoks() [Geeft het totaal aantal koks terug]</text:p>
        </text:list-item>
        <text:list-item>
          <text:p text:style-name="P18">getAantalBezorgers() [geeft het totaal aantal bezorgers terug]</text:p>
        </text:list-item>
        <text:list-item>
          <text:p text:style-name="P8">bezorgen(Klant a)</text:p>
        </text:list-item>
      </text:list>
      <text:p text:style-name="P11">Eisen DamascusShoarma class:</text:p>
      <text:list xml:id="list350204205107351117" text:style-name="L4">
        <text:list-item>
          <text:p text:style-name="P15">Bevat twee koks en twee bezorgers, met compleet verzonnen naw-gegevens.</text:p>
        </text:list-item>
        <text:list-item>
          <text:p text:style-name="P19">Bevat een klant met verzonnen naw-gegevens.</text:p>
        </text:list-item>
        <text:list-item>
          <text:p text:style-name="P19">Laat zien dat het aantal bezorgers en koks correct door de applicatie worden geteld, met een print op het scherm. Gebruik daarvoor een static variabele.</text:p>
        </text:list-item>
        <text:list-item>
          <text:p text:style-name="P19">Laat een bezorger een broodje bij de klant bezorgen.</text:p>
        </text:list-item>
        <text:list-item>
          <text:p text:style-name="P9">Zet de gegevens van kok, bezorger en klant in de output.</text:p>
        </text:list-item>
      </text:list>
      <text:p text:style-name="P11">De output ziet er ongeveer zo uit:</text:p>
      <text:p text:style-name="P11">aantal koks = 2<text:line-break/>Kok{Jan de Vries kookboek=true}<text:line-break/>aantal bezorgers = 2<text:line-break/>Bezorger{Ali Baba eigenbrommer=false}<text:line-break/>Piet Hein zegt: Dank u, dit is een lekker broodje shoarma</text:p>
      <text:p text:style-name="P11"><text:soft-page-break/>De package-directory met daarin de Java-bestanden dient te worden gezipt, zodat deze kan worden ingestuurd.<text:line-break/>Voor deze programmeeropdracht zijn in totaal 100 punten te behale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9:56:58.845841888</meta:creation-date>
    <meta:editing-duration>PT39S</meta:editing-duration>
    <meta:editing-cycles>2</meta:editing-cycles>
    <meta:generator>LibreOffice/5.1.6.2$Linux_X86_64 LibreOffice_project/10m0$Build-2</meta:generator>
    <dc:date>2018-06-02T19:57:35.397547390</dc:date>
    <meta:document-statistic meta:table-count="0" meta:image-count="0" meta:object-count="0" meta:page-count="2" meta:paragraph-count="35" meta:word-count="325" meta:character-count="2026" meta:non-whitespace-character-count="1764"/>
  </office:meta>
</office:document-meta>
</file>